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Figure3" style:family="table">
      <style:table-properties style:width="547pt" table:align="margins" style:writing-mode="lr-tb"/>
    </style:style>
    <style:style style:name="Figure3.A" style:family="table-column">
      <style:table-column-properties style:column-width="273.5pt" style:rel-column-width="32767*"/>
    </style:style>
    <style:style style:name="Figure3.A1" style:family="table-cell">
      <style:table-cell-properties fo:padding="2.75pt" fo:border-left="0.05pt solid #000000" fo:border-right="none" fo:border-top="0.05pt solid #000000" fo:border-bottom="0.05pt solid #000000"/>
    </style:style>
    <style:style style:name="Figure3.B1" style:family="table-cell">
      <style:table-cell-properties fo:padding="2.75pt" fo:border="0.05pt solid #000000"/>
    </style:style>
    <style:style style:name="Figure3.A2" style:family="table-cell">
      <style:table-cell-properties fo:padding="2.75pt" fo:border-left="0.05pt solid #000000" fo:border-right="none" fo:border-top="none" fo:border-bottom="0.05pt solid #000000"/>
    </style:style>
    <style:style style:name="Figure3.B2" style:family="table-cell">
      <style:table-cell-properties fo:padding="2.75pt" fo:border-left="0.05pt solid #000000" fo:border-right="0.05pt solid #000000" fo:border-top="none" fo:border-bottom="0.05pt solid #000000"/>
    </style:style>
    <style:style style:name="Figure2" style:family="table">
      <style:table-properties style:width="547pt" table:align="margins" style:writing-mode="lr-tb"/>
    </style:style>
    <style:style style:name="Figure2.A" style:family="table-column">
      <style:table-column-properties style:column-width="273.5pt" style:rel-column-width="32767*"/>
    </style:style>
    <style:style style:name="Figure2.A1" style:family="table-cell">
      <style:table-cell-properties fo:padding="2.75pt" fo:border-left="0.05pt solid #000000" fo:border-right="none" fo:border-top="0.05pt solid #000000" fo:border-bottom="0.05pt solid #000000"/>
    </style:style>
    <style:style style:name="Figure2.B1" style:family="table-cell">
      <style:table-cell-properties fo:padding="2.75pt" fo:border="0.05pt solid #000000"/>
    </style:style>
    <style:style style:name="Figure2.A2" style:family="table-cell">
      <style:table-cell-properties fo:padding="2.75pt" fo:border-left="0.05pt solid #000000" fo:border-right="none" fo:border-top="none" fo:border-bottom="0.05pt solid #000000"/>
    </style:style>
    <style:style style:name="Figure2.B2" style:family="table-cell">
      <style:table-cell-properties fo:padding="2.75pt" fo:border-left="0.05pt solid #000000" fo:border-right="0.05pt solid #000000" fo:border-top="none" fo:border-bottom="0.05pt solid #000000"/>
    </style:style>
    <style:style style:name="Figure1" style:family="table">
      <style:table-properties style:width="547pt" table:align="margins" style:writing-mode="lr-tb"/>
    </style:style>
    <style:style style:name="Figure1.A" style:family="table-column">
      <style:table-column-properties style:column-width="182.35pt" style:rel-column-width="21845*"/>
    </style:style>
    <style:style style:name="Figure1.A1" style:family="table-cell">
      <style:table-cell-properties fo:padding="2.75pt" fo:border-left="0.05pt solid #000000" fo:border-right="none" fo:border-top="0.05pt solid #000000" fo:border-bottom="0.05pt solid #000000"/>
    </style:style>
    <style:style style:name="Figure1.C1" style:family="table-cell">
      <style:table-cell-properties fo:padding="2.75pt" fo:border="0.05pt solid #000000"/>
    </style:style>
    <style:style style:name="Figure1.A2" style:family="table-cell">
      <style:table-cell-properties fo:padding="2.75pt" fo:border-left="0.05pt solid #000000" fo:border-right="none" fo:border-top="none" fo:border-bottom="0.05pt solid #000000"/>
    </style:style>
    <style:style style:name="Figure1.C2" style:family="table-cell">
      <style:table-cell-properties fo:padding="2.75pt" fo:border-left="0.05pt solid #000000" fo:border-right="0.05pt solid #000000" fo:border-top="none" fo:border-bottom="0.05pt solid #000000"/>
    </style:style>
    <style:style style:name="P1" style:family="paragraph" style:parent-style-name="Standard" style:list-style-name="L2"/>
    <style:style style:name="P2" style:family="paragraph" style:parent-style-name="Standard" style:list-style-name="L2">
      <style:text-properties officeooo:paragraph-rsid="0004bb88"/>
    </style:style>
    <style:style style:name="P3" style:family="paragraph" style:parent-style-name="Standard" style:list-style-name="L3">
      <style:text-properties officeooo:paragraph-rsid="0006b74a"/>
    </style:style>
    <style:style style:name="P4" style:family="paragraph" style:parent-style-name="Standard">
      <style:paragraph-properties fo:margin-left="0pt" fo:margin-right="0pt" fo:text-indent="0pt" style:auto-text-indent="false"/>
    </style:style>
    <style:style style:name="P5" style:family="paragraph" style:parent-style-name="Standard">
      <style:paragraph-properties fo:margin-left="0pt" fo:margin-right="0pt" fo:text-indent="0pt" style:auto-text-indent="false"/>
      <style:text-properties fo:language="en" fo:country="US"/>
    </style:style>
    <style:style style:name="P6" style:family="paragraph" style:parent-style-name="Standard">
      <style:paragraph-properties fo:margin-left="0pt" fo:margin-right="0pt" fo:line-height="115%" fo:text-align="start" style:justify-single-word="false" fo:text-indent="0pt" style:auto-text-indent="false"/>
      <style:text-properties fo:language="en" fo:country="US" style:font-name-asian="Times New Roman4" style:language-asian="nb" style:country-asian="NO" style:font-size-complex="11pt"/>
    </style:style>
    <style:style style:name="P7" style:family="paragraph" style:parent-style-name="Standard">
      <style:paragraph-properties fo:margin-left="0pt" fo:margin-right="0pt" fo:line-height="115%" fo:text-align="start" style:justify-single-word="false" fo:text-indent="0pt" style:auto-text-indent="false"/>
    </style:style>
    <style:style style:name="P8" style:family="paragraph" style:parent-style-name="Standard">
      <style:paragraph-properties fo:margin-left="0pt" fo:margin-right="0pt" fo:text-align="center" style:justify-single-word="false" fo:text-indent="0pt" style:auto-text-indent="false"/>
    </style:style>
    <style:style style:name="P9" style:family="paragraph" style:list-style-name="L2">
      <style:text-properties officeooo:paragraph-rsid="0004bb88"/>
    </style:style>
    <style:style style:name="P10" style:family="paragraph" style:parent-style-name="ArticleIdentifiers" style:master-page-name="First_20_Page">
      <style:paragraph-properties style:page-number="1"/>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asian="Times New Roman4" style:language-asian="nb" style:country-asian="NO" style:font-size-complex="11pt"/>
    </style:style>
    <style:style style:name="T4" style:family="text">
      <style:text-properties fo:language="en" fo:country="US" fo:font-style="italic" style:font-name-asian="Times New Roman4" style:language-asian="nb" style:country-asian="NO" style:font-style-asian="italic" style:font-size-complex="11pt"/>
    </style:style>
    <style:style style:name="T5" style:family="text">
      <style:text-properties fo:language="en" fo:country="US" fo:font-style="italic" style:font-style-asian="italic"/>
    </style:style>
    <style:style style:name="T6" style:family="text">
      <style:text-properties fo:language="en" fo:country="US" fo:font-style="italic" style:language-asian="nb" style:country-asian="NO" style:font-style-asian="italic"/>
    </style:style>
    <style:style style:name="T7" style:family="text">
      <style:text-properties fo:language="en" fo:country="US" fo:font-style="italic" style:language-asian="nb" style:country-asian="NO" style:font-style-asian="italic" style:font-style-complex="italic"/>
    </style:style>
    <style:style style:name="T8" style:family="text">
      <style:text-properties fo:language="en" fo:country="US" style:language-asian="nb" style:country-asian="NO"/>
    </style:style>
    <style:style style:name="T9" style:family="text">
      <style:text-properties fo:language="en" fo:country="US" style:language-asian="nb" style:country-asian="NO" style:font-weight-complex="bold"/>
    </style:style>
    <style:style style:name="T10" style:family="text">
      <style:text-properties fo:font-size="10pt" fo:language="nn" fo:country="NO" fo:font-weight="bold" style:font-size-asian="10pt" style:language-asian="nb" style:country-asian="NO" style:font-weight-asian="bold" style:font-size-complex="10pt"/>
    </style:style>
    <style:style style:name="T11" style:family="text">
      <style:text-properties fo:font-size="10pt" fo:language="nn" fo:country="NO" style:font-size-asian="10pt" style:language-asian="nb" style:country-asian="NO" style:font-size-complex="10pt"/>
    </style:style>
    <style:style style:name="T12" style:family="text">
      <style:text-properties fo:font-size="10pt" fo:language="en" fo:country="US" style:font-size-asian="10pt" style:language-asian="nb" style:country-asian="NO" style:font-size-complex="10pt"/>
    </style:style>
    <style:style style:name="T13" style:family="text">
      <style:text-properties fo:font-size="10pt" fo:language="en" fo:country="US" style:font-size-asian="10pt" style:font-size-complex="10pt"/>
    </style:style>
    <style:style style:name="T14" style:family="text">
      <style:text-properties fo:font-size="10pt" fo:language="en" fo:country="US" fo:font-weight="bold" style:font-size-asian="10pt" style:font-weight-asian="bold" style:font-size-complex="10pt"/>
    </style:style>
    <style:style style:name="T15" style:family="text">
      <style:text-properties fo:font-size="10pt" fo:language="en" fo:country="US" fo:font-style="italic" fo:font-weight="bold" style:font-size-asian="10pt" style:font-style-asian="italic" style:font-weight-asian="bold" style:font-size-complex="10pt"/>
    </style:style>
    <style:style style:name="T16" style:family="text">
      <style:text-properties fo:language="en" fo:country="GB"/>
    </style:style>
    <style:style style:name="T17" style:family="text">
      <style:text-properties fo:language="en" fo:country="GB" fo:font-style="italic" style:font-style-asian="italic"/>
    </style:style>
    <style:style style:name="T18" style:family="text">
      <style:text-properties style:text-position="super 58%" fo:language="en" fo:country="US"/>
    </style:style>
    <style:style style:name="T19" style:family="text">
      <style:text-properties fo:language="nn" fo:country="NO" style:language-asian="nb" style:country-asian="NO"/>
    </style:style>
    <style:style style:name="T20" style:family="text">
      <style:text-properties fo:font-style="italic" style:language-asian="nb" style:country-asian="NO" style:font-style-asian="italic"/>
    </style:style>
    <style:style style:name="T21" style:family="text">
      <style:text-properties style:language-asian="nb" style:country-asian="NO"/>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SSN: 1893-1049<text:tab/>Volume 5, No 1 (2015)<text:tab/> http://dx.doi.org/10.7577/pp.1333</text:p>
      <text:p text:style-name="ArticleContactInfo"><text:span text:style-name="T16">Donald W. Light, </text:span><text:span text:style-name="T1">Department of Psychiatry, Rowan University</text:span></text:p>
      <text:p text:style-name="ArticleContactInfo"><text:span text:style-name="T16">Contact: Donald W. Light, </text:span><text:span text:style-name="T1">Department of Psychiatry, Rowan University, <text:s/>One Medical Center Drive, PO Box 1011 Stratford, New Jersey 08084, USA, </text:span><text:a xlink:type="simple" xlink:href="mailto:dlight@princeton.edu" text:style-name="Internet_20_link" text:visited-style-name="Visited_20_Internet_20_Link">dlight@</text:a><text:a xlink:type="simple" xlink:href="mailto:dlight@princeton.edu" text:style-name="Internet_20_link" text:visited-style-name="Visited_20_Internet_20_Link"><text:span text:style-name="T16">princeton.edu</text:span></text:a></text:p>
      <text:p text:style-name="ArticleAuthors">Donald W. Light</text:p>
      <text:h text:style-name="H1-ArticleTitle" text:outline-level="1">Alienation and Stress among Doctors: Dilemmas and Possible Solutions</text:h>
      <text:p text:style-name="P4"><text:span text:style-name="T1">As someone who has been writing for a long time about the historical development of the medical profession in its societal contexts, I want to share some observations based on this special issue of Professions and Professionalism. Are doctors aware of how many researchers are studying their distress?</text:span></text:p>
      <text:p text:style-name="Standard"><text:span text:style-name="T1">Is John McKinlay right, that the causes of alienation, stress, and burnout lie in</text:span><text:span text:style-name="T2"> </text:span><text:span text:style-name="T1">the proletarianization of the profession by corporate and public managed care hierarchies devising clinical guidelines after 1980? (McKinlay &amp; Arches, 1985; McKinlay &amp; Marceau, 2011). This April, a US e-newspaper published an article on “How being a doctor became the most miserable profession. Nine of 10 doctors discourage others from joining the profession, and 300 physicians commit suicide every year” (Drake, 2014). In August, a prominent article by an MD explained “why doctors are sick of their profession” (Jauhar, 2014). Only six percent described their morale as positive. One wrote, “I wouldn’t do it again… I get too little respect from patients, physician colleagues and administrators, despite good clinical judgment, hard work, and compassion for my patients” (Jauhar, 2014, para. 7).</text:span></text:p>
      <text:h text:style-name="PP_20_Heading_20_2" text:outline-level="2">Unclear concepts and relationships</text:h>
      <text:p text:style-name="P4"><text:span text:style-name="T1">One problem with the literature on dissatisfaction and its correlates is that concepts are defined and measured differently by different authors, and sometimes quite vaguely. Their relationships with each other vary and can be tricky. For example, Casalino and Crosson report in this special issue (2015) that “the high frequency of physician burn-out contrasts sharply with the high percentage of physicians in the U.S. who reported being ‘somewhat satisfied’ or ‘very satisfied’…”. How can these contradictory general findings be reconciled? Their figure on physician dissatisfaction defines it as an undifferentiated mélange of “burnout, depression, sense of stress, and poor self-care.” Treated as an independent variable, physician dissatisfaction is said to reduce “cognitive capacity, concentration, effort, empathy, and professionalism” (whatever that is), as they suffer from “stress, burnout, depression, poor self-care, and substance abuse” (Casalino and Crosson, 2015). What should one make of this stew?</text:span></text:p>
      <text:p text:style-name="Standard"><text:span text:style-name="T1">The authors point out, as do others, how many studies of the relationships between one variable and another rest on small, one-time, local studies that measure them differently. While physician dissatisfaction appears to be a powerful, frightening syndrome that harms patients, staff, and self, its empirical composition and effects are unclear. Researchers use “may,” “suggests,” and “hypothesized” to handle the problem. What the world needs are well-defined, longitudinal studies to observe how changes in a specific variable affect others. For example, the clear reform of reducing stress, fatigue, and burnout by eliminating extended work shifts and hours worked per week in intensive care, reduced serious medical errors from 13.6% to 10.0% (Landrigan et al., 2004). This means stressed, fatigued doctors treated very sick patients without error 86.4 percent of the time, and this specific reform increased it to 90.0 percent. Likewise, I suspect that changes to reduce other attributes of “burnout” or “alienation” would find only small changes in clinical outcomes.</text:span></text:p>
      <text:h text:style-name="PP_20_Heading_20_2" text:outline-level="2">A consumerist perspective</text:h>
      <text:p text:style-name="P4"><text:span text:style-name="T1">By starting with physicians’ dissatisfactions rather than with clinical quality, the conference reflected a </text:span><text:soft-page-break/><text:span text:style-name="T1">consumerist perspective of medicine that echoes the contemporary attention to patient satisfaction and a market orientation. Behind this is often the tacit assumption that during the Golden Age of Medicine when physician autonomy and eminence-based medicine prevailed, doctors were happy. More widely, a consumerist orientation contributes to physician disempowerment and loss of respect. But during that era, clinical quality varied greatly, and excessive treatments drove up costs relentlessly as they also put patients more often at risk. Governments and other “buyers” began to distrust doctors and develop ways to achieve reliable quality at reasonable cost based on accountability rather than autonomy (see Figures 1 &amp; 2). Since then, more constrained and unhappy doctors have been achieving ever-better outcomes (Light, 2001, 2004).</text:span></text:p>
      <text:p text:style-name="TableLabel"><text:span text:style-name="T8">Figure 1</text:span></text:p>
      <text:p text:style-name="TableCaption"><text:span text:style-name="T8">The Buyer’s Revolt against rising and various cocts by autonomous providers (Light, 1988).</text:span></text:p>
      <table:table table:name="Figure1" table:style-name="Figure1">
        <table:table-column table:style-name="Figure1.A" table:number-columns-repeated="3"/>
        <table:table-header-rows>
          <table:table-row>
            <table:table-cell table:style-name="Figure1.A1" office:value-type="string">
              <text:p text:style-name="TableHeader"><text:span text:style-name="T19">Dimensions</text:span></text:p>
            </table:table-cell>
            <table:table-cell table:style-name="Figure1.A1" office:value-type="string">
              <text:p text:style-name="TableHeader"><text:span text:style-name="T19">From provider-driven</text:span></text:p>
            </table:table-cell>
            <table:table-cell table:style-name="Figure1.C1" office:value-type="string">
              <text:p text:style-name="TableHeader"><text:span text:style-name="T19">To buyer-driven</text:span></text:p>
            </table:table-cell>
          </table:table-row>
        </table:table-header-rows>
        <table:table-row>
          <table:table-cell table:style-name="Figure1.A2" office:value-type="string">
            <text:p text:style-name="TableHeader"><text:span text:style-name="T19">Ideological</text:span></text:p>
          </table:table-cell>
          <table:table-cell table:style-name="Figure1.A2" office:value-type="string">
            <text:p text:style-name="P7"><text:span text:style-name="T11">Sacred trust in doctors</text:span></text:p>
          </table:table-cell>
          <table:table-cell table:style-name="Figure1.C2" office:value-type="string">
            <text:p text:style-name="P7"><text:span text:style-name="T12">Distrust of doctor’s values, decisions, even competence</text:span></text:p>
          </table:table-cell>
        </table:table-row>
        <table:table-row>
          <table:table-cell table:style-name="Figure1.A2" office:value-type="string">
            <text:p text:style-name="TableHeader"><text:span text:style-name="T19">Clinical</text:span></text:p>
          </table:table-cell>
          <table:table-cell table:style-name="Figure1.A2" office:value-type="string">
            <text:p text:style-name="P7"><text:span text:style-name="T12">Exclusive control of clinical decision-making</text:span></text:p>
            <text:p text:style-name="P7"><text:span text:style-name="T12">Emphasis in state-of-the-art specialized interventions</text:span></text:p>
            <text:p text:style-name="P7"><text:span text:style-name="T12">Lack of interest in prevention, primary care, and chronic care</text:span></text:p>
          </table:table-cell>
          <table:table-cell table:style-name="Figure1.C2" office:value-type="string">
            <text:p text:style-name="P7"><text:span text:style-name="T12">Close monitoring of clinical decisions, their cost and their efficacy</text:span></text:p>
            <text:p text:style-name="P7"><text:span text:style-name="T12">Minimize high-tech and specialized interventions</text:span></text:p>
            <text:p text:style-name="P7"><text:span text:style-name="T12">Emphasis on prevention, primary care, and functioning</text:span></text:p>
          </table:table-cell>
        </table:table-row>
        <table:table-row>
          <table:table-cell table:style-name="Figure1.A2" office:value-type="string">
            <text:p text:style-name="TableHeader"><text:span text:style-name="T19">Economic</text:span></text:p>
          </table:table-cell>
          <table:table-cell table:style-name="Figure1.A2" office:value-type="string">
            <text:p text:style-name="P7"><text:span text:style-name="T12">Carte blanche to do what seems best: power to set fees; incentives to specialize</text:span></text:p>
            <text:p text:style-name="P7"><text:span text:style-name="T12">Informal array of cross subsidizations for teaching research, charity care, community services</text:span></text:p>
          </table:table-cell>
          <table:table-cell table:style-name="Figure1.C2" office:value-type="string">
            <text:p text:style-name="P7"><text:span text:style-name="T12">Fixed prepayment or contract with accountability for decisions and their efficacy</text:span></text:p>
            <text:p text:style-name="P7"><text:span text:style-name="T12">Elimination of “cost shifting” pay only for services contracted</text:span></text:p>
          </table:table-cell>
        </table:table-row>
        <table:table-row>
          <table:table-cell table:style-name="Figure1.A2" office:value-type="string">
            <text:p text:style-name="TableHeader"><text:span text:style-name="T19">Political</text:span></text:p>
          </table:table-cell>
          <table:table-cell table:style-name="Figure1.A2" office:value-type="string">
            <text:p text:style-name="P7"><text:span text:style-name="T12">Extensive legal and administrative power to define and carry out professional work without competition, and to shape the organization and economics of medicine</text:span></text:p>
          </table:table-cell>
          <table:table-cell table:style-name="Figure1.C2" office:value-type="string">
            <text:p text:style-name="P7"><text:span text:style-name="T12">Minimal legal and administrative power to do professional work or shape the organization and economics of service</text:span></text:p>
          </table:table-cell>
        </table:table-row>
        <table:table-row>
          <table:table-cell table:style-name="Figure1.A2" office:value-type="string">
            <text:p text:style-name="TableHeader"><text:span text:style-name="T19">Technical</text:span></text:p>
          </table:table-cell>
          <table:table-cell table:style-name="Figure1.A2" office:value-type="string">
            <text:p text:style-name="P7"><text:span text:style-name="T12">Political and economic incentives to develop any new technology in protected markets</text:span></text:p>
          </table:table-cell>
          <table:table-cell table:style-name="Figure1.C2" office:value-type="string">
            <text:p text:style-name="P7"><text:span text:style-name="T12">Political and economic restraints on developing new technologies</text:span></text:p>
          </table:table-cell>
        </table:table-row>
        <table:table-row>
          <table:table-cell table:style-name="Figure1.A2" office:value-type="string">
            <text:p text:style-name="TableHeader"><text:span text:style-name="T19">Organizational</text:span></text:p>
          </table:table-cell>
          <table:table-cell table:style-name="Figure1.A2" office:value-type="string">
            <text:p text:style-name="P7"><text:span text:style-name="T11">Cottage industry</text:span></text:p>
          </table:table-cell>
          <table:table-cell table:style-name="Figure1.C2" office:value-type="string">
            <text:p text:style-name="P7"><text:span text:style-name="T11">Corporate industry</text:span></text:p>
          </table:table-cell>
        </table:table-row>
        <table:table-row>
          <table:table-cell table:style-name="Figure1.A2" office:value-type="string">
            <text:p text:style-name="TableHeader"><text:span text:style-name="T19">Potential excesses and dislocations</text:span></text:p>
          </table:table-cell>
          <table:table-cell table:style-name="Figure1.A2" office:value-type="string">
            <text:list xml:id="list3488388503383517040" text:style-name="L2">
              <text:list-item>
                <text:p text:style-name="P1"><text:span text:style-name="T19">Overtreatment</text:span></text:p>
              </text:list-item>
              <text:list-item>
                <text:p text:style-name="P1"><text:span text:style-name="T19">Iatrogenesis</text:span></text:p>
              </text:list-item>
              <text:list-item>
                <text:p text:style-name="P1"><text:span text:style-name="T19">High cost</text:span></text:p>
              </text:list-item>
              <text:list-item>
                <text:p text:style-name="P1"><text:span text:style-name="T19">Unnecessary treatment</text:span></text:p>
              </text:list-item>
              <text:list-item>
                <text:p text:style-name="P1"><text:soft-page-break/><text:span text:style-name="T19">Fragmentation</text:span></text:p>
              </text:list-item>
              <text:list-item>
                <text:p text:style-name="P1"><text:span text:style-name="T19">Depersonalization</text:span></text:p>
              </text:list-item>
            </text:list>
          </table:table-cell>
          <table:table-cell table:style-name="Figure1.C2" office:value-type="string">
            <text:list xml:id="list132754765743191" text:continue-numbering="true" text:style-name="L2">
              <text:list-item>
                <text:p text:style-name="P2"><text:span text:style-name="T19">Undertreatment</text:span></text:p>
              </text:list-item>
              <text:list-item>
                <text:p text:style-name="P1"><text:span text:style-name="T19">Cuts in services</text:span></text:p>
              </text:list-item>
              <text:list-item>
                <text:p text:style-name="P2"><text:span text:style-name="T19">Obstructed access</text:span></text:p>
              </text:list-item>
              <text:list-item>
                <text:p text:style-name="P1"><text:span text:style-name="T19">Reduced quality</text:span></text:p>
              </text:list-item>
              <text:list-item>
                <text:p text:style-name="P2"><text:soft-page-break/><text:span text:style-name="T19">Swamped in paperwork</text:span></text:p>
              </text:list-item>
            </text:list>
          </table:table-cell>
        </table:table-row>
      </table:table>
      <text:p text:style-name="TableLabel"><text:span text:style-name="T16">Figure 2</text:span></text:p>
      <text:p text:style-name="TableCaption"><text:span text:style-name="T17">The new professionalism</text:span></text:p>
      <table:table table:name="Figure2" table:style-name="Figure2">
        <table:table-column table:style-name="Figure2.A" table:number-columns-repeated="2"/>
        <table:table-header-rows>
          <table:table-row>
            <table:table-cell table:style-name="Figure2.A1" office:value-type="string">
              <text:p text:style-name="TableHeader"><text:span text:style-name="T1">Traditional professionalism based on Autonomy</text:span></text:p>
            </table:table-cell>
            <table:table-cell table:style-name="Figure2.B1" office:value-type="string">
              <text:p text:style-name="TableHeader"><text:span text:style-name="T1">The new professionalism based on</text:span><text:span text:style-name="T14"> </text:span><text:span text:style-name="T1">Accountability</text:span></text:p>
            </table:table-cell>
          </table:table-row>
        </table:table-header-rows>
        <table:table-row>
          <table:table-cell table:style-name="Figure2.A2" office:value-type="string">
            <text:p text:style-name="P4"><text:span text:style-name="T13">Quality focused or treating individual patients well. Results in large variations in process and outcomes.</text:span></text:p>
          </table:table-cell>
          <table:table-cell table:style-name="Figure2.B2" office:value-type="string">
            <text:p text:style-name="P4"><text:span text:style-name="T13">Quality focused on populations-based outcomes. Aims to reduce variations through guidelines and protocols.</text:span></text:p>
          </table:table-cell>
        </table:table-row>
        <table:table-row>
          <table:table-cell table:style-name="Figure2.A2" office:value-type="string">
            <text:p text:style-name="P4"><text:span text:style-name="T13">Oriented towards episodic treatment of acute problems.</text:span></text:p>
          </table:table-cell>
          <table:table-cell table:style-name="Figure2.B2" office:value-type="string">
            <text:p text:style-name="P4"><text:span text:style-name="T13">Oriented towards prevention and risk management in populations.</text:span></text:p>
          </table:table-cell>
        </table:table-row>
        <table:table-row>
          <table:table-cell table:style-name="Figure2.A2" office:value-type="string">
            <text:p text:style-name="P4"><text:span text:style-name="T13">Physician-based practice and authority. Delegated work to nurses, others.</text:span></text:p>
          </table:table-cell>
          <table:table-cell table:style-name="Figure2.B2" office:value-type="string">
            <text:p text:style-name="P4"><text:span text:style-name="T13">Team-based practice and collaboration.</text:span></text:p>
          </table:table-cell>
        </table:table-row>
      </table:table>
      <text:h text:style-name="PP_20_Heading_20_2" text:outline-level="2">Inherent problems using market competition</text:h>
      <text:p text:style-name="P4"><text:span text:style-name="T1">While responsible forms of managed care to move doctors towards accountable rather than autonomous professionalism has improved quality, using classic price competition in medicine is dangerous. There is little evidence that commercial markets in medicine increase efficiency and quality. Medical services fail to meet the requirements for competition that benefit society by rewarding increased quality and value, as outlined in Figure 3. Because needed services depend expertise applied to varying, contingent, and uncertain problems, patients as “buyers” cannot know what they are “buying.” Figure 3 specifies other forms of what economists call “market failure.” I call what happens </text:span><text:span text:style-name="T5">pernicious competition</text:span><text:span text:style-name="T1"> because not meeting the requirements for beneficial competition allow sellers or providers to exploit consumers or patients. When done within a firm budget, providers profit by ignoring, dropping, or underserving less profitable patients (Hsiao, 1994; Jasso-Aguilar, Waitzkin, &amp; Landwehr, 2004; Stocker, Waitzkin, &amp; Iriat, 1999). Pernicious market pressures make doctors alienated, stressed, and discouraged, or cynical and greedy.</text:span></text:p>
      <text:p text:style-name="TableLabel"><text:span text:style-name="T1">Figure 3</text:span></text:p>
      <text:p text:style-name="TableCaption"><text:span text:style-name="T5">Structural and organizational conditions for beneficial and pernicious competition</text:span></text:p>
      <table:table table:name="Figure3" table:style-name="Figure3">
        <table:table-column table:style-name="Figure3.A" table:number-columns-repeated="2"/>
        <table:table-header-rows>
          <table:table-row>
            <table:table-cell table:style-name="Figure3.A1" office:value-type="string">
              <text:p text:style-name="TableHeader"><text:span text:style-name="T1">Beneficial competition</text:span></text:p>
            </table:table-cell>
            <table:table-cell table:style-name="Figure3.B1" office:value-type="string">
              <text:p text:style-name="TableHeader"><text:span text:style-name="T14">“</text:span><text:span text:style-name="T1">Market failure” as pernicious competition</text:span></text:p>
            </table:table-cell>
          </table:table-row>
        </table:table-header-rows>
        <table:table-row>
          <table:table-cell table:style-name="Figure3.A2" office:value-type="string">
            <text:list xml:id="list7362825182113471836" text:style-name="L3">
              <text:list-item>
                <text:p text:style-name="P3"><text:span text:style-name="T13">Buyers: sovereign, maximize clear preferences using gd info, shop frequently</text:span></text:p>
              </text:list-item>
              <text:list-item>
                <text:p text:style-name="P3"><text:span text:style-name="T13">Product or service sought is clear</text:span></text:p>
              </text:list-item>
              <text:list-item>
                <text:p text:style-name="P3"><text:span text:style-name="T13">Prices clear, known in advance</text:span></text:p>
              </text:list-item>
              <text:list-item>
                <text:p text:style-name="P3"><text:span text:style-name="T13">Free, accessible information on features, limitations or dangers</text:span></text:p>
              </text:list-item>
              <text:list-item>
                <text:p text:style-name="P3"><text:span text:style-name="T13">Information is free, easy to get</text:span></text:p>
              </text:list-item>
              <text:list-item>
                <text:p text:style-name="P3"><text:soft-page-break/><text:span text:style-name="T13">Many buyers and sellers</text:span></text:p>
              </text:list-item>
              <text:list-item>
                <text:p text:style-name="P3"><text:span text:style-name="T13">No relation to each other</text:span></text:p>
              </text:list-item>
              <text:list-item>
                <text:p text:style-name="P3"><text:span text:style-name="T13">Can purchase from full array of providers</text:span></text:p>
              </text:list-item>
              <text:list-item>
                <text:p text:style-name="P3"><text:span text:style-name="T13">No barriers to entry or exit</text:span></text:p>
              </text:list-item>
              <text:list-item>
                <text:p text:style-name="P3"><text:span text:style-name="T13">Market signals quick; markets clear quickly</text:span></text:p>
              </text:list-item>
              <text:list-item>
                <text:p text:style-name="P3"><text:span text:style-name="T13">No externalities. <text:s/>No harms (or benefits) to other parts of society not captured in market transactions</text:span></text:p>
              </text:list-item>
            </text:list>
          </table:table-cell>
          <table:table-cell table:style-name="Figure3.B2" office:value-type="string">
            <text:list xml:id="list132753860683342" text:continue-numbering="true" text:style-name="L3">
              <text:list-item>
                <text:p text:style-name="P3"><text:span text:style-name="T13">Buyers: embedded in relations, mixed preferences, partial info, shop infrequently</text:span></text:p>
              </text:list-item>
              <text:list-item>
                <text:p text:style-name="P3"><text:span text:style-name="T13">Product or service sought is unclear</text:span></text:p>
              </text:list-item>
              <text:list-item>
                <text:p text:style-name="P3"><text:span text:style-name="T13">Prices unclear, indirect, or known later</text:span></text:p>
              </text:list-item>
              <text:list-item>
                <text:p text:style-name="P3"><text:span text:style-name="T13">Partial, incomplete, garbled, or unreliable information</text:span></text:p>
              </text:list-item>
              <text:list-item>
                <text:p text:style-name="P3"><text:span text:style-name="T13">Information is costly, difficult to obtain</text:span></text:p>
              </text:list-item>
              <text:list-item>
                <text:p text:style-name="P3"><text:soft-page-break/><text:span text:style-name="T13">Few buyers and/or sellers</text:span></text:p>
              </text:list-item>
              <text:list-item>
                <text:p text:style-name="P3"><text:span text:style-name="T13">Historical, cultural relations, overt or covert</text:span></text:p>
              </text:list-item>
              <text:list-item>
                <text:p text:style-name="P3"><text:span text:style-name="T13">Purchase from limited array</text:span></text:p>
              </text:list-item>
              <text:list-item>
                <text:p text:style-name="P3"><text:span text:style-name="T13">Barriers to entry and exit</text:span></text:p>
              </text:list-item>
              <text:list-item>
                <text:p text:style-name="P3"><text:span text:style-name="T13">Market signals &amp; change are slow, muddled</text:span></text:p>
              </text:list-item>
              <text:list-item>
                <text:p text:style-name="P3"><text:span text:style-name="T13">Externalities, often by design, in the market, services or products</text:span></text:p>
              </text:list-item>
            </text:list>
          </table:table-cell>
        </table:table-row>
      </table:table>
      <text:p text:style-name="P4"><text:span text:style-name="T1">Reforms can create organizational chaos, gaps in services, and provider misery. For example, when it comes to cancer care, the overlaps and gaps between various commissioning groups in the English NHS represent yet another, alienating re-disorganization of services (Buckman, 2013; Oxman, Sackett, Chalmers, &amp; Prescott, 2005; Thomas &amp; Miller, 2013). Different parts of the reforms have different incentives. Incurable conditions are regarded as “cost centres” that put doctors on “an accountant’s treadmill” and conflict with doctors’ duty to help patients. Categorical guidelines also leave out patients who do not fit them (McDonald, 2015). They become an “unreasonable” imposition on doctors who can win no points or pay for trying to help them. Patient improvement is assumed rather than measured.</text:span></text:p>
      <text:h text:style-name="PP_20_Heading_20_2" text:outline-level="2">Other basic contributors</text:h>
      <text:p text:style-name="P4"><text:span text:style-name="T1">Certain basic trends contribute to medical work becoming more stressful and less satisfying. Diagnostic and testing tools have become more complex and fine-grained so that the more one looks, the more one finds; but often no effective treatment exists. Nursing and other health professions have become better trained and more specialized so that the doctor’s command of care is less clear and more challenged. The trend towards interprofessional teams makes sense, but relationships within teams often have unresolved tensions. Patients have become older and their problems more complex. Co-morbidities multiply those complexities. Each of these trends makes medicine inherently less satisfying and more stressful.</text:span></text:p>
      <text:p text:style-name="Standard"><text:span text:style-name="T1">Contributing to co-morbidities is a contributor that reflects poorly on doctors and our trust in them: the epidemic of harmful side effects from the drugs they prescribe. They are the 4</text:span><text:span text:style-name="T18">th</text:span><text:span text:style-name="T1"> leading cause of death, falls, road accidents, and a major cause of hospitalizations (2.7 million/yr. in the USA) (Light, 2010; Light, Lexchin, &amp; Darrow, 2013). An estimated 81 million adverse reactions occur in the US each year, more in Europe. Yet nine out of every ten new medicines approved is found by independent medical teams to have few or no benefits for patients, and criteria for approval do not include evidence of clinical superiority. By contrast, the risk of serious adverse reactions is two in ten (Lexchin, 2012).</text:span></text:p>
      <text:p text:style-name="Standard"><text:span text:style-name="T1">Pharmaceutical companies spend $57 billion to persuade doctors to prescribe differently from how they would without it. Detailed studies show how this has corrupted the profession, medical science, medical knowledge, clinical practice, and patient trust. Patients in the US are so upset that Congress has passed the Sunshine Act that requires companies to report any payments over $10 in a year to physicians. Gottlieb (2014) writes that the medical profession rests on trust and principles of impartial service. Now, “there’s a clear view that doctors can’t be trusted to have any financial interactions with drug and device makers, no matter how small or simple these transactions. A free mug is as likely to influence a physician’s judgment as a $50,000 consulting fee” (Gottlieb, 2014, para. 9). Even medical societies fully endorsed this Act, “the clearest admission of failing of these groups to provide any measures of self-regulation” (Gottlieb, 2014, para. 8). In the medical literature on which clinical guidelines are built, drug companies are five times less likely to have negative trials results published, while positive results are often published more than once. Sales reps capitalize on doctors feeling stressed and alienated: “Try this. Your patients will thank you for it.”</text:span></text:p>
      <text:h text:style-name="PP_20_Heading_20_2" text:outline-level="2"><text:soft-page-break/>Addressing alienation through collaboration</text:h>
      <text:p text:style-name="P4"><text:span text:style-name="T1">Many reforms generate alienation because they were not developed </text:span><text:span text:style-name="T5">collaboratively</text:span><text:span text:style-name="T1"> for a larger, shared good. A contemporary example of how to simultaneously turn around low morale, burnout, alienation, and physician dissatisfaction, while improving quality, is a collaborative project in British Columbia that brings doctors and government administrators together to revive primary care, improve population health, control per capita costs, and make medical practice rewarding (Baldrey, 2014; Mazowita &amp; Cavers, 2011). Physician-led care teams are paid for developing and implementing care plans for patients with a number of serious, chronic conditions and with complex medical needs. Within about eight years, alienated, burned out doctors have found their practices fulfilling, and the costs of well-managed patients with chronic conditions has dropped substantially. What matters is the process of full engagement, empowerment, and a sense of a shared, larger purpose. A second, deeper, and more famous example of managers and clinicians developing together a positive culture and ways to improve patient outcomes is Intermountain Healthcare in Utah and Idaho (James &amp; Savitz, 2011). They built trust and a shared agenda to improve patient care within budgetary constraints. Doctors feel motivated and involved in improving clinical outcomes. These examples suggest that one start with the open, collaborative pursuit of better patient care, and the process will ameliorate much perceived alienation, dissatisfaction, stress, or burnout.</text:span></text:p>
      <text:p text:style-name="Standard"><text:span text:style-name="T1">This idea and successful examples come just in time; for a new study from the Commonwealth Fund reports that Norwegian quality of care ranked last among eleven advanced systems (Davis, Strenikis, Squires, &amp; Schoen, 2014). Norway scored especially low on engaging patients, attending to their preferences, and waiting times. I recommend that Norway (and other countries) draw on the British Columbia model and Intermountain’s impressive achievements under the leadership of Brent James to develop collaborative ways to improve the quality of patient care. One should be to screen out me-too drugs and prohibit drug marketing. And new study finds that superior new drugs sell themselves (King &amp; Bearman, 2013). Jointly developed reforms with shared governance will also contribute to what physicians reported in the AMA-RAND survey were the attributes of high satisfaction: a shared goal of improving patient care, trust and faith in leaders who share their values, collegiality, a fair income, and a sustainable future.</text:span></text:p>
      <text:h text:style-name="PP_20_Heading_20_2" text:outline-level="2"><text:span text:style-name="T16">References</text:span></text:h>
      <text:p text:style-name="RefListRef"><text:bookmark-start text:name="_ENREF_1"/><text:span text:style-name="T8">Baldrey, K. (2014, April 8). Health-care changes seem to be paying off in B.C. </text:span><text:span text:style-name="T6">The Now</text:span><text:span text:style-name="T8">. Retrieved from </text:span><text:a xlink:type="simple" xlink:href="http://www.thenownewspaper.com/opinion/baldrey-health-care-changes-seem-to-be-paying-off-in-b-c-1.946815%20" text:style-name="Internet_20_link" text:visited-style-name="Visited_20_Internet_20_Link">http://www.thenownewspaper.com/opinion/baldrey-health-care-changes-seem-to-be-paying-off-in-b-c-1.946815</text:a><text:bookmark-end text:name="_ENREF_1"/></text:p>
      <text:p text:style-name="RefListRef"><text:bookmark-start text:name="_ENREF_2"/><text:span text:style-name="T8">Buckman, L. (2013). Reforms in the English National Health Service: the role of the general practitioner. </text:span><text:span text:style-name="T6">Lancet Oncology, 14</text:span><text:span text:style-name="T8">(10), 923-925. </text:span><text:bookmark-end text:name="_ENREF_2"/><text:span text:style-name="T1">http://dx.doi.org/10.1016/S1470-2045(13)70356-5</text:span></text:p>
      <text:p text:style-name="RefListRef"><text:bookmark-start text:name="_ENREF_3"/><text:span text:style-name="T8">Casalino, L. P., &amp; Crosson, F. J. (2015). Physician satisfaction and physician well-being: should anyone care? </text:span><text:span text:style-name="T6">Professions and Professionalism, 5</text:span><text:span text:style-name="T8">(1). </text:span><text:a xlink:type="simple" xlink:href="http://dx.doi.org/10.7577/pp.954" text:style-name="Internet_20_link" text:visited-style-name="Visited_20_Internet_20_Link">http://dx.doi.org/10.7577/pp.954</text:a></text:p>
      <text:p text:style-name="RefListRef"><text:span text:style-name="T8">Davis, K., Strenikis, K., Squires, D., &amp; Schoen, C. (2014). </text:span><text:span text:style-name="T6">Mirror, Mirror on the Wall: How the Performance of the U.S.</text:span><text:span text:style-name="T8"> </text:span><text:span text:style-name="T6">Health Care System Compares Internationally</text:span><text:span text:style-name="T8">. New York City: The Commonwealth Fund.</text:span><text:bookmark-end text:name="_ENREF_3"/></text:p>
      <text:p text:style-name="RefListRef"><text:bookmark-start text:name="_ENREF_4"/><text:span text:style-name="T8">Drake, D. (2014, April 14). How being a doctor became the most miserable profession,</text:span><text:span text:style-name="T6"> The Daily Beast. </text:span><text:span text:style-name="T8">Retrieved from </text:span><text:a xlink:type="simple" xlink:href="http://www.thedailybeast.com/articles/2014/04/14/how-being-a-doctor-became-the-most-miserable-profession.html%20" text:style-name="Internet_20_link" text:visited-style-name="Visited_20_Internet_20_Link">http://www.thedailybeast.com/articles/2014/04/14/how-being-a-doctor-became-the-most-miserable-profession.html</text:a><text:bookmark-end text:name="_ENREF_4"/></text:p>
      <text:p text:style-name="RefListRef"><text:bookmark-start text:name="_ENREF_5"/><text:span text:style-name="T8">Gottlieb, S. (2014, May 16). How American doctors lost their professional autonomy. </text:span><text:span text:style-name="T6">Forbes</text:span><text:bookmark-end text:name="_ENREF_5"/><text:span text:style-name="T6">. </text:span><text:span text:style-name="T8">Retrieved from: </text:span><text:a xlink:type="simple" xlink:href="http://www.forbes.com/sites/scottgottlieb/2014/05/16/how-american-doctors-lost-their-professional-autonomy/" text:style-name="Internet_20_link" text:visited-style-name="Visited_20_Internet_20_Link">http://www.forbes.com/sites/scottgottlieb/2014/05/16/how-american-doctors-lost-their-professional-autonomy/</text:a></text:p>
      <text:p text:style-name="RefListRef"><text:bookmark-start text:name="_ENREF_6"/><text:span text:style-name="T8">Hsiao, W. (1994). Marketization – the illusory magic pill. </text:span><text:span text:style-name="T6">Health Economics, 3</text:span><text:span text:style-name="T8">, 351-357. </text:span><text:bookmark-end text:name="_ENREF_6"/><text:span text:style-name="T1">http://dx.doi.org/10.1002/hec.4730030602</text:span></text:p>
      <text:p text:style-name="RefListRef"><text:bookmark-start text:name="_ENREF_7"/><text:span text:style-name="T8">James, B., &amp; Savitz, L. (2011). How Intermountain trimmed health care costs through robust quality improvement efforts. </text:span><text:span text:style-name="T6">Health Affairs, 30</text:span><text:span text:style-name="T8">, 1185-1191. </text:span><text:bookmark-end text:name="_ENREF_7"/><text:span text:style-name="T1">http://dx.doi.org/10.1377/hlthaff.2011.0358</text:span></text:p>
      <text:p text:style-name="RefListRef"><text:bookmark-start text:name="_ENREF_8"/><text:soft-page-break/><text:span text:style-name="T8">Jasso-Aguilar, R., Waitzkin, H., &amp; Landwehr, A. (2004). Multinational corporations and health care in the United States and Latin America. </text:span><text:span text:style-name="T6">Journal of Health and Social Behavior, 45</text:span><text:span text:style-name="T8">, 136-157.</text:span><text:bookmark-end text:name="_ENREF_8"/></text:p>
      <text:p text:style-name="RefListRef"><text:bookmark-start text:name="_ENREF_9"/><text:span text:style-name="T8">Jauhar, S. (2014, August 29). Why doctors are sick of their profession.</text:span><text:span text:style-name="T6"> Wall Street Journal.</text:span><text:span text:style-name="T8"> Retrieved from </text:span><text:a xlink:type="simple" xlink:href="http://online.wsj.com/articles/the-u-s-s-ailing-medical-system-a-doctors-perspective-1409325361%20" text:style-name="Internet_20_link" text:visited-style-name="Visited_20_Internet_20_Link">http://online.wsj.com/articles/the-u-s-s-ailing-medical-system-a-doctors-perspective-1409325361</text:a><text:bookmark-end text:name="_ENREF_9"/></text:p>
      <text:p text:style-name="RefListRef"><text:bookmark-start text:name="_ENREF_10"/><text:span text:style-name="T19">Katz, D., &amp; Caplan, A. L. (2003). </text:span><text:span text:style-name="T8">All gifts large and small: toward an understanding of the ethics of pharmaceutical industry gift giving. </text:span><text:span text:style-name="T6">American Journal of Bioethics, 3</text:span><text:span text:style-name="T8">(3), 39-46. </text:span><text:bookmark-end text:name="_ENREF_10"/><text:span text:style-name="T1">http://dx.doi.org/10.1162/15265160360706552</text:span></text:p>
      <text:p text:style-name="RefListRef"><text:bookmark-start text:name="_ENREF_11"/><text:span text:style-name="T8">King, M., &amp; Bearman, P. (2013). </text:span><text:span text:style-name="T6">Conflict of interest policies and the diffusion of stimulant, antidepressant, and antipsychotic medications</text:span><text:span text:style-name="T8">. Paper presented at the American Sociological Association, New York City.</text:span><text:bookmark-end text:name="_ENREF_11"/></text:p>
      <text:p text:style-name="RefListRef"><text:bookmark-start text:name="_ENREF_12"/><text:span text:style-name="T8">Landrigan, C., Rothschild, J., Cronin, J., Kaushal, R., Burdick, E., Katz, J., … Czeisler, C. (2004). Effect of reducing interns' work hours on serious medical errors in incentive care units. </text:span><text:span text:style-name="T6">New England Journal of Medicine, 351</text:span><text:span text:style-name="T8">(18), 1838-1848. </text:span><text:bookmark-end text:name="_ENREF_12"/><text:a xlink:type="simple" xlink:href="http://dx.doi.org/10.1056/NEJMoa041406" text:style-name="Internet_20_link" text:visited-style-name="Visited_20_Internet_20_Link">http://dx.doi.org/10.1056/NEJMoa041406</text:a></text:p>
      <text:p text:style-name="RefListRef"><text:bookmark-start text:name="_ENREF_13"/><text:span text:style-name="T8">Light, D. W. (1988). Toward a new sociology of medical education. </text:span><text:span text:style-name="T7">Journal of Health and Social Behavior</text:span><text:span text:style-name="T8">, </text:span><text:span text:style-name="T6">29</text:span><text:span text:style-name="T8">(4), 307-322.</text:span></text:p>
      <text:p text:style-name="RefListRef"><text:span text:style-name="T8">Lexchin, J. (2012). New drugs and safety: what happened to new active substances approved in Canada between 1995 and 2010? </text:span><text:span text:style-name="T6">Archives of Internal Medicine, 172</text:span><text:span text:style-name="T8">(21), 1680-1681.</text:span><text:bookmark-end text:name="_ENREF_13"/></text:p>
      <text:p text:style-name="RefListRef"><text:bookmark-start text:name="_ENREF_14"/><text:span text:style-name="T8">Light, D. (Ed.). (2010). </text:span><text:span text:style-name="T6">The Risks of Prescription Drugs</text:span><text:span text:style-name="T8">. New York: Columbia University Press.</text:span><text:bookmark-end text:name="_ENREF_14"/><text:bookmark-start text:name="_ENREF_16"/><text:span text:style-name="T8">Light, D. W. (2001). Comparative institutional responses to economic policy: managed competition and governmentality </text:span><text:span text:style-name="T6">Social Science &amp; Medicine, 52</text:span><text:span text:style-name="T8">, 1151-1166. </text:span><text:bookmark-end text:name="_ENREF_16"/><text:a xlink:type="simple" xlink:href="http://dx.doi.org/10.1016/S0277-9536%2800%2900236-7" text:style-name="Internet_20_link" text:visited-style-name="Visited_20_Internet_20_Link"><text:span text:style-name="T1">http://dx.doi.org/10.1016/S0277-9536(00)00236-7</text:span></text:a></text:p>
      <text:p text:style-name="RefListRef"><text:bookmark-start text:name="_ENREF_17"/><text:span text:style-name="T8">Light, D. W. (2004). Ironies of success: a new history of the American health care "system". </text:span><text:span text:style-name="T6">Journal of Health and Social Behavior, 45 (extra issue)</text:span><text:span text:style-name="T8">, 1-24.</text:span><text:bookmark-end text:name="_ENREF_17"/></text:p>
      <text:p text:style-name="RefListRef"><text:bookmark-start text:name="_ENREF_15"/><text:span text:style-name="T8">Light, D., Lexchin, J., &amp; Darrow, J. (2013). Institutional corruption of pharmaceuticals and the myth of safe and effective drugs. </text:span><text:span text:style-name="T6">Journal of Law, Medicine &amp; Ethics, 41</text:span><text:span text:style-name="T8">(3), 590-600.</text:span><text:bookmark-end text:name="_ENREF_15"/></text:p>
      <text:p text:style-name="RefListRef"><text:bookmark-start text:name="_ENREF_18"/><text:span text:style-name="T8">Mazowita, G., &amp; Cavers, W. (2011). Reviving full-service family practice in British Columbia. </text:span><text:span text:style-name="T6">Issues in International Health Policy</text:span><text:span text:style-name="T8">. New York: The Commonwealth Fund.</text:span><text:bookmark-end text:name="_ENREF_18"/></text:p>
      <text:p text:style-name="RefListRef"><text:bookmark-start text:name="_ENREF_20"/><text:span text:style-name="T8">McDonald, R. (2015). Beyond binaries: reflections and a suggestion on the subject of medical professional satisfaction. </text:span><text:span text:style-name="T6">Professions and Professionalism, 5</text:span><text:span text:style-name="T8">(1). </text:span><text:a xlink:type="simple" xlink:href="http://dx.doi.org/10.7577/pp.958" text:style-name="Internet_20_link" text:visited-style-name="Visited_20_Internet_20_Link"><text:span text:style-name="T9">http://dx.doi.org/10.7577/pp.958</text:span></text:a></text:p>
      <text:p text:style-name="RefListRef"><text:span text:style-name="T8">McKinlay, J., &amp; Arches, J. (1985). Toward the proletarianization of physicians. </text:span><text:span text:style-name="T6">International Journal of Health Services, 15</text:span><text:span text:style-name="T8">, 161-195. </text:span><text:bookmark-end text:name="_ENREF_20"/><text:a xlink:type="simple" xlink:href="http://dx.doi.org/10.2190/JBMN-C0W6-9WFQ-Q5A6" text:style-name="Internet_20_link" text:visited-style-name="Visited_20_Internet_20_Link"><text:span text:style-name="T1">http://dx.doi.org/10.2190/JBMN-C0W6-9WFQ-Q5A6</text:span></text:a></text:p>
      <text:p text:style-name="RefListRef"><text:bookmark-start text:name="_ENREF_21"/><text:span text:style-name="T8">McKinlay, J., &amp; Marceau, L. (2011). New wine in an old bottle: does alienation provide an explanation of the origins of physician discontent? </text:span><text:span text:style-name="T6">International Journal of Health Services, 41</text:span><text:span text:style-name="T8">(2), 301-335. </text:span><text:bookmark-end text:name="_ENREF_21"/><text:span text:style-name="T1">http://dx.doi.org/10.2190/HS.41.2.g</text:span></text:p>
      <text:p text:style-name="RefListRef"><text:bookmark-start text:name="_ENREF_22"/><text:span text:style-name="T8">Oxman, A., Sackett, D., Chalmers, I., &amp; Prescott, T. (2005). A surrealistic mega-analysis of redisorganisastion theoryes. </text:span><text:span text:style-name="T6">Journal of the Royal Society of Medicine, 98</text:span><text:span text:style-name="T8">, 563-568. </text:span><text:bookmark-end text:name="_ENREF_22"/><text:span text:style-name="T1">http://dx.doi.org/10.1258/jrsm.98.12.563</text:span></text:p>
      <text:p text:style-name="RefListRef"><text:bookmark-start text:name="_ENREF_23"/><text:span text:style-name="T8">Stocker, K., Waitzkin, H., &amp; Iriat, C. (1999). The exportation of managed care to Latin America. </text:span><text:span text:style-name="T20">NEJM, 340</text:span><text:span text:style-name="T21">, 1131-1136. </text:span><text:bookmark-end text:name="_ENREF_23"/>http://dx.doi.org/10.1056/NEJM199904083401425</text:p>
      <text:p text:style-name="RefListRef"><text:bookmark-start text:name="_ENREF_24"/><text:span text:style-name="T21">Thomas, H., &amp; Miller, J. (2013). </text:span><text:span text:style-name="T8">Reforms in the English National Health Service: delivery of cancer services by clinical commissioning groups. </text:span><text:span text:style-name="T6">Lancet Oncology, 14</text:span><text:span text:style-name="T8">(10), 921-923. </text:span><text:bookmark-end text:name="_ENREF_24"/>http://dx.doi.org/10.1016/S1470-2045(13)7035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tyle:font-family-generic="roman"/>
    <style:font-face style:name="Times New Roman2" svg:font-family="'Times New Roman'" style:font-family-generic="roman"/>
    <style:font-face style:name="Times New Roman" svg:font-family="'Times New Roman'"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4"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4"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margin-top="11.99pt" fo:margin-bottom="0pt" loext:contextual-spacing="false" fo:text-align="center" style:justify-single-word="false" style:page-number="auto">
        <style:tab-stops/>
      </style:paragraph-properties>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false"/>
      <style:text-properties fo:color="#006666" style:font-name="Times New Roman3" fo:font-family="'Times New Roman'" style:font-style-name="Regular" style:font-family-generic="roman" style:font-pitch="variable" fo:font-size="12pt"/>
    </style:style>
    <style:style style:name="Table_20_Heading" style:display-name="Table Heading" style:family="paragraph" style:parent-style-name="Table_20_Contents" style:class="extra">
      <style:text-properties fo:color="#0084d1" style:font-name="Trebuchet MS1" fo:font-family="'Trebuchet MS'" style:font-style-name="Bold" style:font-family-generic="swiss" style:font-pitch="variable" fo:font-weight="bold"/>
    </style:style>
    <style:style style:name="Tables" style:family="paragraph" style:parent-style-name="JournalArticle"/>
    <style:style style:name="TableHeader" style:family="paragraph" style:parent-style-name="Tables" style:next-style-name="Tables">
      <style:text-properties fo:color="#993366" style:font-name="Trebuchet MS1" fo:font-family="'Trebuchet MS'" style:font-style-name="Bold" style:font-family-generic="swiss" style:font-pitch="variable" fo:font-size="12pt" fo:font-weight="bold"/>
    </style:style>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start" style:justify-single-word="false">
        <style:tab-stops>
          <style:tab-stop style:position="0pt"/>
          <style:tab-stop style:position="273.49pt" style:type="center"/>
          <style:tab-stop style:position="547.99pt" style:type="right"/>
        </style:tab-stops>
      </style:paragraph-properties>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color="#ff3300" style:font-name="Trebuchet MS2" fo:font-family="'Trebuchet MS'" style:font-style-name="Italic" style:font-family-generic="swiss" style:font-pitch="variable" fo:font-size="12pt"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color="#314004" fo:font-size="12pt"/>
    </style:style>
    <style:style style:name="PP_20_Heading_20_4" style:display-name="PP Heading 4" style:family="paragraph" style:parent-style-name="H4" style:next-style-name="Standard" style:auto-update="true"/>
    <style:style style:name="DispQuote" style:family="paragraph" style:parent-style-name="JournalArticle">
      <style:paragraph-properties fo:margin-left="24.01pt" fo:margin-right="24.01pt" fo:text-indent="0pt" style:auto-text-indent="false">
        <style:tab-stops/>
      </style:paragraph-properties>
      <style:text-properties fo:color="#cc330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4"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4"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4"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4"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en" style:country-asian="GB"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font-name-complex="Arial2"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2"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4" style:font-family-complex="'Times New Roman'" style:font-family-generic-complex="system" style:font-pitch-complex="variable"/>
    </style:style>
    <style:style style:name="ListLabel_20_2" style:display-name="ListLabel 2" style:family="text">
      <style:text-properties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4"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3"/>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18pt" fo:margin-left="18pt"/>
        </style:list-level-properties>
        <style:text-properties style:font-name="Star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54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90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26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62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198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34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70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06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7.2pt" fo:text-indent="-18pt" fo:margin-left="18pt"/>
        </style:list-level-properties>
      </text:list-level-style-number>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text:list-tab-stop-position="7.2pt" fo:text-indent="-10.8pt" fo:margin-left="10.8pt"/>
        </style:list-level-properties>
        <style:text-properties fo:font-family="Wingdings" style:font-style-name="Regular" style:font-pitch="fixed" style:font-charset="x-symbol"/>
      </text:list-level-style-bullet>
      <text:list-level-style-number text:level="3" style:num-suffix="." style:num-format="i">
        <style:list-level-properties text:list-level-position-and-space-mode="label-alignment" fo:text-align="end">
          <style:list-level-label-alignment text:label-followed-by="listtab" text:list-tab-stop-position="108pt"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16pt"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24pt"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4</meta:editing-cycles>
    <meta:print-date>2015-05-06T11:38:00</meta:print-date>
    <meta:creation-date>2015-03-30T20:38:00</meta:creation-date>
    <dc:date>2015-05-11T13:27:53.043968958</dc:date>
    <meta:editing-duration>PT31M5S</meta:editing-duration>
    <meta:generator>LibreOffice/4.4.2.2$Linux_X86_64 LibreOffice_project/c4c7d32d0d49397cad38d62472b0bc8acff48dd6</meta:generator>
    <meta:document-statistic meta:table-count="3" meta:image-count="0" meta:object-count="0" meta:page-count="6" meta:paragraph-count="125" meta:word-count="2860" meta:character-count="20282" meta:non-whitespace-character-count="17576"/>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678917B.dotm" xlink:href=""/>
  </office:meta>
</office:document-meta>
</file>